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7cm"/>
    </style:style>
    <style:style style:name="co2" style:family="table-column">
      <style:table-column-properties fo:break-before="auto" style:column-width="18.683cm"/>
    </style:style>
    <style:style style:name="co3" style:family="table-column">
      <style:table-column-properties fo:break-before="auto" style:column-width="12.67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1" style:family="table-cell" style:parent-style-name="Excel_5f_BuiltIn_5f_Outpu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35cm solid #000000"/>
    </style:style>
    <style:style style:name="ce13" style:family="table-cell" style:parent-style-name="Default">
      <style:table-cell-properties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>
      <style:table-cell-properties fo:background-color="#ccccff" style:diagonal-bl-tr="none" style:diagonal-tl-br="none" fo:border="0.035cm solid #000000"/>
    </style:style>
    <style:style style:name="ce23" style:family="table-cell" style:parent-style-name="Excel_5f_BuiltIn_5f_40_25__20_-_20_Accent6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Excel_5f_BuiltIn_5f_40_25__20_-_20_Accent6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Excel_5f_BuiltIn_5f_Neutra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9" style:family="table-cell" style:parent-style-name="Excel_5f_BuiltIn_5f_Goo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0" style:family="table-cell" style:parent-style-name="Excel_5f_BuiltIn_5f_Ba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254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ime-Invariant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style-name="ce27" table:number-columns-repeated="1021"/>
        </table:table-row>
        <table:table-row table:style-name="ro2">
          <table:table-cell table:style-name="ce4" office:value-type="string">
            <text:p>(on atmospheric grid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Atmosphere <text:s/>Grid-Cell Area </text:p>
          </table:table-cell>
          <table:table-cell table:style-name="ce13" office:value-type="string">
            <text:p>Atmosphere</text:p>
          </table:table-cell>
          <table:table-cell table:style-name="ce28" office:value-type="string">
            <text:p>cell area</text:p>
          </table:table-cell>
          <table:table-cell table:style-name="ce15" table:number-columns-repeated="1021"/>
        </table:table-row>
        <table:table-row table:style-name="ro2">
          <table:table-cell table:style-name="ce5" office:value-type="string">
            <text:p>surface altitude</text:p>
          </table:table-cell>
          <table:table-cell table:style-name="ce14" office:value-type="string">
            <text:p>Atmosphere</text:p>
          </table:table-cell>
          <table:table-cell table:style-name="ce29" office:value-type="string">
            <text:p>surface_altitu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Land area fraction</text:p>
          </table:table-cell>
          <table:table-cell table:style-name="ce14" office:value-type="string">
            <text:p>LandSurface</text:p>
          </table:table-cell>
          <table:table-cell table:style-name="ce29" office:value-type="string">
            <text:p>land_area_fraction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Fraction of Grid Cell Covered with Glacier</text:p>
          </table:table-cell>
          <table:table-cell table:style-name="ce14" office:value-type="string">
            <text:p>LandIce - LandGlaciers</text:p>
          </table:table-cell>
          <table:table-cell table:style-name="ce30" office:value-type="string">
            <text:p>land_ice_area_fraction 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pacity of Soil to Store Water</text:p>
          </table:table-cell>
          <table:table-cell table:style-name="ce14" office:value-type="string">
            <text:p>LandSurface - LandSurfaceSoil - SoilHydrology</text:p>
          </table:table-cell>
          <table:table-cell table:style-name="ce30" office:value-type="string">
            <text:p>soil_moisture_content_at_field_capac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ximum Root Depth</text:p>
          </table:table-cell>
          <table:table-cell table:style-name="ce14" office:value-type="string">
            <text:p>LandSurface - <text:s/>LandSurfaceVegetation</text:p>
          </table:table-cell>
          <table:table-cell table:style-name="ce30" office:value-type="string">
            <text:p>root_depth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31"/>
          <table:table-cell table:number-columns-repeated="1021"/>
        </table:table-row>
        <table:table-row table:style-name="ro2">
          <table:table-cell table:style-name="ce4" office:value-type="string">
            <text:p>(on ocean grid)</text:p>
          </table:table-cell>
          <table:table-cell table:style-name="ce14"/>
          <table:table-cell table:style-name="ce31"/>
          <table:table-cell table:number-columns-repeated="1021"/>
        </table:table-row>
        <table:table-row table:style-name="ro2">
          <table:table-cell table:style-name="ce5" office:value-type="string">
            <text:p>Sea Floor Depth</text:p>
          </table:table-cell>
          <table:table-cell table:style-name="ce14" office:value-type="string">
            <text:p>Ocean</text:p>
          </table:table-cell>
          <table:table-cell table:style-name="ce30" office:value-type="string">
            <text:p>sea_floor_depth_below_geoi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Volume</text:p>
          </table:table-cell>
          <table:table-cell table:style-name="ce14" office:value-type="string">
            <text:p>Ocean </text:p>
          </table:table-cell>
          <table:table-cell table:style-name="ce30" office:value-type="string">
            <text:p>ocean_volum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Area</text:p>
          </table:table-cell>
          <table:table-cell table:style-name="ce14" office:value-type="string">
            <text:p>Ocean</text:p>
          </table:table-cell>
          <table:table-cell table:style-name="ce30" office:value-type="string">
            <text:p>Cell_area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Area Fraction</text:p>
          </table:table-cell>
          <table:table-cell table:style-name="ce14" office:value-type="string">
            <text:p>Ocean</text:p>
          </table:table-cell>
          <table:table-cell table:style-name="ce32" office:value-type="string">
            <text:p>Sea_area_fra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gion selection Index</text:p>
          </table:table-cell>
          <table:table-cell table:style-name="ce14" office:value-type="string">
            <text:p>Ocean</text:p>
          </table:table-cell>
          <table:table-cell table:style-name="ce33" office:value-type="string">
            <text:p>region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2">
          <table:table-cell table:style-name="ce2" office:value-type="string">
            <text:p>Monthly Mean Ocean Climatalogy (Jan 1986 - Dec 2005)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heat diffusivity</text:p>
          </table:table-cell>
          <table:table-cell table:style-name="ce7" office:value-type="string">
            <text:p>Ocean - OceanVerticalPhysics</text:p>
          </table:table-cell>
          <table:table-cell table:style-name="ce29" office:value-type="string">
            <text:p>ocean_vertical_heat_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salt diffusivity </text:p>
          </table:table-cell>
          <table:table-cell table:style-name="ce7" office:value-type="string">
            <text:p>Ocean - OceanVerticalPhysics</text:p>
          </table:table-cell>
          <table:table-cell table:style-name="ce29" office:value-type="string">
            <text:p>ocean_vertical salt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background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_vertical_tracer_diffusivity_due_to_background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Tides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_vertical_tracer_diffusivity_due_to_tides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tendency_of_ocean_potential_energy_content 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tendency of ocean potential energy content due to tides 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tendency_of_ocean_potential_energy_content_due_to_tides 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tendency of ocean potential energy content due to background</text:p>
          </table:table-cell>
          <table:table-cell table:style-name="ce16" office:value-type="string">
            <text:p>Ocean</text:p>
          </table:table-cell>
          <table:table-cell table:style-name="ce32" office:value-type="string">
            <text:p>tendency_of_ocean_potential_energy_content_due_to_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_vertical_momentum_diffusivity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cean vertical momentum diffusivity due to background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vertical momentum diffusivity due to 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tides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vertical momentum diffusivity due to tide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form drag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vertical momentum diffusivity due to form drag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cean kinetic energy dissipation per unit area due to vertical friction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kinetic energy dissipation per unit area due to vertical friction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laplacian diffusivity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tracer bolus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biharmonic diffusivity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tracer bolus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laplacian diffusivity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tracer epineutral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biharmonic diffusivity </text:p>
          </table:table-cell>
          <table:table-cell table:style-name="ce7" office:value-type="string">
            <text:p>Ocean - OceanVerticalPhysics</text:p>
          </table:table-cell>
          <table:table-cell table:style-name="ce32" office:value-type="string">
            <text:p>ocean tracer epineutral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laplacian diffusivity 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ocean tracer xy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biharmonic diffusivity 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ocean tracer xy biharmonic diffusivity 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tendency of ocean eddy kinetic energy content due to bolus transport 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tendency of ocean eddy kinetic energy content due to bolus transport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laplacian diffusivity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ocean momentum xy laplacian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biharmonic diffusivity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ocean momentum xy biharmonic diffusivity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cean kinetic energy dissipation per unit area due to xy friction</text:p>
          </table:table-cell>
          <table:table-cell table:style-name="ce7" office:value-type="string">
            <text:p>Ocean</text:p>
          </table:table-cell>
          <table:table-cell table:style-name="ce32" office:value-type="string">
            <text:p>ocean kinetic energy dissipation per unit area due to xy fri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Annual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Biogeochemical tracer fields)</text:p>
          </table:table-cell>
          <table:table-cell table:style-name="ce12" table:number-columns-repeated="2"/>
          <table:table-cell table:style-name="Default" table:number-columns-repeated="254"/>
          <table:table-cell table:number-columns-repeated="767"/>
        </table:table-row>
        <table:table-row table:style-name="ro2">
          <table:table-cell table:style-name="ce5" office:value-type="string">
            <text:p>Dissolved In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zo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acterial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trital organic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-diatom 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zooplankton carb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lkalinity</text:p>
          </table:table-cell>
          <table:table-cell table:style-name="ce5" office:value-type="string">
            <text:p>OceanBioGeo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</text:p>
          </table:table-cell>
          <table:table-cell table:style-name="ce5" office:value-type="string">
            <text:p>OceanBioGeo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xygen concentration</text:p>
          </table:table-cell>
          <table:table-cell table:style-name="ce5" office:value-type="string">
            <text:p>OceanBioGeoChemistry</text:p>
          </table:table-cell>
          <table:table-cell table:style-name="ce28" office:value-type="string">
            <text:p>moles_of_oxygen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nitrate concentratr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8" office:value-type="string">
            <text:p>moles_of_nitrate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ammonium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8" office:value-type="string">
            <text:p>mole_concentration_of_ammonium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phosph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mole_concentration_of_phosph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silic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0" office:value-type="string">
            <text:p>mole_concentration_of_silic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0" office:value-type="string">
            <text:p>mass_concentration_of_chlorophyll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nitroge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phosphorus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silica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nitroge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phosphoru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iro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silica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methyl Sulfide Concentration</text:p>
          </table:table-cell>
          <table:table-cell table:style-name="ce5" office:value-type="string">
            <text:p>OceanBioGeoChemistry - OceanBioTracers - Sulfur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8" office:value-type="string">
            <text:p>(Rates of Production and Removal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primary carbon production by phytoplankt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carbon production by phytoplankton based on NO3 alone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ir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silica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carbon flux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nitroge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<text:s/>phosphorus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iro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silica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calc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aragon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primary carb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arbon producti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carbon due to biological activty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nitrogen nutrient due to biological activi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phosph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iron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of dissolved inorganic Silic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alkalinity due to biological activty</text:p>
          </table:table-cell>
          <table:table-cell table:style-name="ce5" office:value-type="string">
            <text:p>OceanBioGeo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biogenic iron scavenging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le souce of dissolved iron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grazing of phytoplankton by zooplankton</text:p>
          </table:table-cell>
          <table:table-cell table:style-name="ce9" office:value-type="string">
            <text:p>OceanBioGeoChemistry - OceanBioTracers - Ecosystem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Monthly Mean Atmospheric Fields and Some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air temperature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temperature</text:p>
          </table:table-cell>
          <table:table-cell table:style-name="ce17" office:value-type="string">
            <text:p>Ocean AND LandSurface AND SeaIce AND LandIce</text:p>
          </table:table-cell>
          <table:table-cell table:style-name="ce29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inimum near-surface <text:s/>air temperature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aximum near-surface <text:s/>air temperature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level pressure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35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near-surface wind speed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near-surface wind speed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wind speed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relative humidity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specific humidity</text:p>
          </table:table-cell>
          <table:table-cell table:style-name="ce5" office:value-type="string">
            <text:p>Atmosphere</text:p>
          </table:table-cell>
          <table:table-cell table:style-name="ce30" office:value-type="string">
            <text:p>Specific_Humidit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5" office:value-type="string">
            <text:p>precipitation</text:p>
          </table:table-cell>
          <table:table-cell table:style-name="ce18" office:value-type="string">
            <text:p>Atmosphere - TurbulenceConvectionClouds - AtmosLargeScalePrecipitation AND Atmosphere - TurbulenceConvectionClouds - Microphysics</text:p>
          </table:table-cell>
          <table:table-cell table:style-name="ce30" office:value-type="string">
            <text:p>Precipitation_flux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nowfall flux</text:p>
          </table:table-cell>
          <table:table-cell table:style-name="ce18" office:value-type="string">
            <text:p>Atmosphere - TurbulenceConvectionClouds - AtmosLargeScalePrecipitation AND Atmosphere - TurbulenceConvectionClouds - Microphysics</text:p>
          </table:table-cell>
          <table:table-cell table:style-name="ce29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vaporation</text:p>
          </table:table-cell>
          <table:table-cell table:style-name="ce19" office:value-type="string">
            <text:p>Atmosphere AND SeaIce AND LandIce AND LandSurface</text:p>
          </table:table-cell>
          <table:table-cell table:style-name="ce33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snow and ice sublimation flux</text:p>
          </table:table-cell>
          <table:table-cell table:style-name="ce17" office:value-type="string">
            <text:p>Atmosphere AND SeaIce AND LandIce AND LandSurface - LandSurfaceSnow</text:p>
          </table:table-cell>
          <table:table-cell table:style-name="ce32" office:value-type="string">
            <text:p>surface snow and ice sublimation flux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surface downward eastward wind stress</text:p>
          </table:table-cell>
          <table:table-cell table:style-name="ce5" office:value-type="string">
            <text:p>Atmosphere</text:p>
          </table:table-cell>
          <table:table-cell table:style-name="ce33" office:value-type="string">
            <text:p>surface_downward_eastward_str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orthward wind stress</text:p>
          </table:table-cell>
          <table:table-cell table:style-name="ce5" office:value-type="string">
            <text:p>Atmosphere</text:p>
          </table:table-cell>
          <table:table-cell table:style-name="ce33" office:value-type="string">
            <text:p>surface_downward_northward_stress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surface upward latent heat flux</text:p>
          </table:table-cell>
          <table:table-cell table:style-name="ce5" office:value-type="string">
            <text:p>Atmosphere</text:p>
          </table:table-cell>
          <table:table-cell table:style-name="ce32" office:value-type="string">
            <text:p>surface upward latent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sensible heat flux</text:p>
          </table:table-cell>
          <table:table-cell table:style-name="ce5" office:value-type="string">
            <text:p>Atmosphere</text:p>
          </table:table-cell>
          <table:table-cell table:style-name="ce32" office:value-type="string">
            <text:p>surface upward sensible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toa incident shortwave flux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shortwave flux</text:p>
          </table:table-cell>
          <table:table-cell table:style-name="ce9" office:value-type="string">
            <text:p>Atmosphere - Radiation - Shortwave</text:p>
          </table:table-cell>
          <table:table-cell table:style-name="ce29" office:value-type="string">
            <text:p>toa_outgo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longwave flux</text:p>
          </table:table-cell>
          <table:table-cell table:style-name="ce9" office:value-type="string">
            <text:p>Atmosphere - Radiation - Longwave</text:p>
          </table:table-cell>
          <table:table-cell table:style-name="ce29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toa_outgoing_shortwave_flux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atmosphere water vapor content</text:p>
          </table:table-cell>
          <table:table-cell table:style-name="ce5" office:value-type="string">
            <text:p>Atmosphere</text:p>
          </table:table-cell>
          <table:table-cell table:style-name="ce32" office:value-type="string">
            <text:p>atmosphere_water_vapo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lumn integrated cloud water content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loud_condensed_wate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lumn integrated cloud ice content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loud_condensed_ice_conten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net downward flux at top of model</text:p>
          </table:table-cell>
          <table:table-cell table:style-name="ce5" office:value-type="string">
            <text:p>Atmosphere - AtmosRadiation</text:p>
          </table:table-cell>
          <table:table-cell table:style-name="ce33" office:value-type="string">
            <text:p>net_downward_radiative_flux_at_top_of_atmosphere_mod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pressure at convective cloud <text:s/>base</text:p>
          </table:table-cell>
          <table:table-cell table:style-name="ce18" office:value-type="string">
            <text:p>Atmosphere AND Atmosphere - TurbulenceConvectionClouds</text:p>
          </table:table-cell>
          <table:table-cell table:style-name="ce29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pressure at convective cloud top</text:p>
          </table:table-cell>
          <table:table-cell table:style-name="ce18" office:value-type="string">
            <text:p>Atmosphere AND Atmosphere - TurbulenceConvectionClouds</text:p>
          </table:table-cell>
          <table:table-cell table:style-name="ce29" office:value-type="string">
            <text:p>air_pressure_at_convective_cloud_top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Convection occurs</text:p>
          </table:table-cell>
          <table:table-cell table:style-name="ce9" office:value-type="string">
            <text:p>Atmosphere - TurbulenceConvectionCloud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Shallow Convection occurs</text:p>
          </table:table-cell>
          <table:table-cell table:style-name="ce9" office:value-type="string">
            <text:p>Atmosphere - TurbulenceConvectionClouds - ShallowConvec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Total anthropogenic CO2 flux (all emissions)</text:p>
          </table:table-cell>
          <table:table-cell table:style-name="ce5" office:value-type="string">
            <text:p>AtmosphericChemistry - SurfaceExchanges - Emissions - Surface - Anthropogenic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ossil Fuel Anthropogenic CO2 (Fossil Fuel Emissions)</text:p>
          </table:table-cell>
          <table:table-cell table:style-name="ce5"/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Cloud_area_fraction_in_atmospheric_lay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32" office:value-type="string">
            <text:p>convective_mass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temperature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wind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wind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pecific humidity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lative humidity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geopotential height</text:p>
          </table:table-cell>
          <table:table-cell table:style-name="ce5" office:value-type="string">
            <text:p>Atmosphere</text:p>
          </table:table-cell>
          <table:table-cell table:style-name="ce29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o3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mole_fraction_of_ozo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O2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mole_fraction_of_carbon_dioxid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tmospheric mass of CO2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atmosphere_mass_content_of_carbon_dioxi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H4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mole_fraction_of_metha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N2O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mole_fraction_of_nitrous_oxide_in_ai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 fraction of other radiatively important trace gases (that are evolving in time).</text:p>
          </table:table-cell>
          <table:table-cell table:style-name="ce5" office:value-type="string">
            <text:p>AtmosphericChemistry - GasPhaseChemistry</text:p>
          </table:table-cell>
          <table:table-cell table:style-name="ce30" office:value-type="string">
            <text:p>CF for many other explicitly named radiatively important trace gas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Monthly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concentrations</text:p>
          </table:table-cell>
          <table:table-cell table:style-name="ce5" office:value-type="string">
            <text:p>OceanBioGeoChemistry - OceanBioTracer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all Types of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Phytoplankton Based on NO3 alone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Diatom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imary Organic Carbon Production by Other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lica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Carb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Ir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Silicate at 100m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Calc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Aragon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norganic Carbon Content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queous partial pressure of CO2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lta pCO2</text:p>
          </table:table-cell>
          <table:table-cell table:style-name="ce20" office:value-type="string">
            <text:p>OceanBioGeoChemistry - OceanBioChemistry AND Atmospheric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lta pO2</text:p>
          </table:table-cell>
          <table:table-cell table:style-name="ce20" office:value-type="string">
            <text:p>OceanBioGeoChemistry - OceanBioChemistry AND Atmospheric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CO2 flux</text:p>
          </table:table-cell>
          <table:table-cell table:style-name="ce5" office:value-type="string">
            <text:p>OceanBioGeoChemistry - OceanBioGasExchange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O2 flux</text:p>
          </table:table-cell>
          <table:table-cell table:style-name="ce5" office:value-type="string">
            <text:p>OceanBioGeoChemistry - OceanBioGasExchange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DMS flux</text:p>
          </table:table-cell>
          <table:table-cell table:style-name="ce5" office:value-type="string">
            <text:p>OceanBioGeoChemistry - OceanBioGasExchange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ux of Carbon into Ocean Surface by Runoff and Sediment Dissolution</text:p>
          </table:table-cell>
          <table:table-cell table:style-name="ce18" office:value-type="string">
            <text:p>OceanBioGeoChemistry - OceanBioBoundaryForcing - RiverInput AND OceanBioGeoChemistry - OceanBioBoundaryForcing - SedimentInteract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carbon flux at ocean bottom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itrogen fixation rate in Ocean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Nitrogen</text:p>
          </table:table-cell>
          <table:table-cell table:style-name="ce9" office:value-type="string">
            <text:p>OceanBioGeoChemistry - OceanBioBoundaryForcing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itrogen Loss to Sediments and through Denitrification</text:p>
          </table:table-cell>
          <table:table-cell table:style-name="ce9" office:value-type="string">
            <text:p>OceanBioGeoChemistry - OceanBioBoundaryForcing - SedimentInteract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Iron</text:p>
          </table:table-cell>
          <table:table-cell table:style-name="ce9" office:value-type="string">
            <text:p>OceanBioGeoChemistry - OceanBioBoundaryForcing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Loss to Sediments</text:p>
          </table:table-cell>
          <table:table-cell table:style-name="ce9" office:value-type="string">
            <text:p>OceanBioGeoChemistry - OceanBioBoundaryForcing - SedimentInteract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xygen minimum concentration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pth of oxygen minimum concentration</text:p>
          </table:table-cell>
          <table:table-cell table:style-name="ce9" office:value-type="string">
            <text:p>OceanBioGeo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Net Dissolved Inorganic Carbon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Nitrogen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Phosph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Iron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Net Dissolved Inorganic Silic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alkalinity </text:p>
          </table:table-cell>
          <table:table-cell table:style-name="ce5" office:value-type="string">
            <text:p>OceanBioGeoChemistry - OceanBioChemistry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Carbon due to biological activity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Nitroge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Phosph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Iro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Silic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biological alkalinity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Sea Water Mass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ma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ﬂoor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pressure_at_sea_floo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Water Surface </text:p>
          </table:table-cell>
          <table:table-cell table:style-name="ce9" office:value-type="string">
            <text:p>Ocean</text:p>
          </table:table-cell>
          <table:table-cell table:style-name="ce37" office:value-type="string">
            <text:p>sea_water_pressure_at_sea_water_surfac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Volum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volum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Height Above Geoid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Height Above Geoid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quare_of_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Level Chang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global_average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teric Sea Level Chang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global_average_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Thermosteric Sea Level Chang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global_average_thermo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Mass Per Unit Area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mass_per_unit_area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odel Cell Thickness </text:p>
          </table:table-cell>
          <table:table-cell table:style-name="ce9" office:value-type="string">
            <text:p>Ocean</text:p>
          </table:table-cell>
          <table:table-cell table:style-name="ce37" office:value-type="string">
            <text:p>cell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Temperatur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Water Potential Temperature </text:p>
          </table:table-cell>
          <table:table-cell table:style-name="ce9" office:value-type="string">
            <text:p>Ocean</text:p>
          </table:table-cell>
          <table:table-cell table:style-name="ce37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quare of Sea Surface Temperature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quare_of_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Salinity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Mean Sea Water Salinity </text:p>
          </table:table-cell>
          <table:table-cell table:style-name="ce9" office:value-type="string">
            <text:p>Ocean</text:p>
          </table:table-cell>
          <table:table-cell table:style-name="ce37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Salinity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surface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Density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potential_dens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Age Since Surface Contact 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water_age_since_surface_contac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les Per Unit Mass of CFC-11 in Sea Water </text:p>
          </table:table-cell>
          <table:table-cell table:style-name="ce9" office:value-type="string">
            <text:p>Ocean - OceanBioTracers</text:p>
          </table:table-cell>
          <table:table-cell table:style-name="ce36" office:value-type="string">
            <text:p>moles_per_unit_mass_of_cfc11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Barotropic Mass Streamfunction </text:p>
          </table:table-cell>
          <table:table-cell table:style-name="ce9" office:value-type="string">
            <text:p>Ocean - OceanLateralPhysics</text:p>
          </table:table-cell>
          <table:table-cell table:style-name="ce36" office:value-type="string">
            <text:p>ocean_barotropic_mass_streamfun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36" office:value-type="string">
            <text:p>ocean_mixed_layer_thickness_defined_by_sigma_t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quare of 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36" office:value-type="string">
            <text:p>square_of_ocean_mixed_layer_thickness_defined_by_sigma_t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Mean Dai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37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Month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37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/>
          <table:table-cell table:style-name="ce12"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X Velocity </text:p>
          </table:table-cell>
          <table:table-cell table:style-name="ce12" office:value-type="string">
            <text:p>Ocean</text:p>
          </table:table-cell>
          <table:table-cell table:style-name="ce36" office:value-type="string">
            <text:p>sea_water_x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Y Velocity </text:p>
          </table:table-cell>
          <table:table-cell table:style-name="ce12" office:value-type="string">
            <text:p>Ocean</text:p>
          </table:table-cell>
          <table:table-cell table:style-name="ce36" office:value-type="string">
            <text:p>sea_water_y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Upward Ocean Mass Transport </text:p>
          </table:table-cell>
          <table:table-cell table:style-name="ce12" office:value-type="string">
            <text:p>Ocean - OceanAdvection</text:p>
          </table:table-cell>
          <table:table-cell table:style-name="ce36" office:value-type="string">
            <text:p>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quare of Upward Ocean Mass Transport </text:p>
          </table:table-cell>
          <table:table-cell table:style-name="ce12" office:value-type="string">
            <text:p>Ocean - OceanAdvection</text:p>
          </table:table-cell>
          <table:table-cell table:style-name="ce36" office:value-type="string">
            <text:p>square_of_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X Transport </text:p>
          </table:table-cell>
          <table:table-cell table:style-name="ce12" office:value-type="string">
            <text:p>Ocean - OceanAdvection</text:p>
          </table:table-cell>
          <table:table-cell table:style-name="ce36" office:value-type="string">
            <text:p>ocean_mass_x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Y Transport </text:p>
          </table:table-cell>
          <table:table-cell table:style-name="ce12" office:value-type="string">
            <text:p>Ocean - OceanAdvection</text:p>
          </table:table-cell>
          <table:table-cell table:style-name="ce36" office:value-type="string">
            <text:p>ocean_mass_y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</text:p>
          </table:table-cell>
          <table:table-cell table:style-name="ce21" office:value-type="string">
            <text:p>Ocean - OceanAdvection - Momentum AND Ocean - OceanLateralPhysics - Momentum AND Ocean - OceanVerticalPhysics</text:p>
          </table:table-cell>
          <table:table-cell table:style-name="ce36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</text:p>
          </table:table-cell>
          <table:table-cell table:style-name="ce21" office:value-type="string">
            <text:p>Ocean - OceanAdvection - Momentum AND Ocean - OceanLateralPhysics - Momentum AND Ocean - OceanVerticalPhysics</text:p>
          </table:table-cell>
          <table:table-cell table:style-name="ce36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</text:p>
          </table:table-cell>
          <table:table-cell table:style-name="ce21" office:value-type="string">
            <text:p>Ocean - OceanAdvection - Momentum AND Ocean - OceanLateralPhysics - Momentum AND Ocean - OceanVerticalPhysics</text:p>
          </table:table-cell>
          <table:table-cell table:style-name="ce36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</text:p>
          </table:table-cell>
          <table:table-cell table:style-name="ce21" office:value-type="string">
            <text:p>Ocean - OceanAdvection - Momentum AND Ocean - OceanLateralPhysics - Momentum AND Ocean - OceanVerticalPhysics</text:p>
          </table:table-cell>
          <table:table-cell table:style-name="ce36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6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6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6" office:value-type="string">
            <text:p>ocean_y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36" office:value-type="string">
            <text:p>ocean_y_overturning_mass_streamfunction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northward_ocean_heat_transport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Northward Ocean Heat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northward_ocean_heat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Diffusion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northward_ocean_heat_transport_due_to_diﬀ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x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y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x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Diffusion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x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y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Diffussion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ocean_heat_y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Gyre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northward_ocean_hea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Overturning </text:p>
          </table:table-cell>
          <table:table-cell table:style-name="ce9" office:value-type="string">
            <text:p>Ocean - OceanAdvection</text:p>
          </table:table-cell>
          <table:table-cell table:style-name="ce36" office:value-type="string">
            <text:p>northward_ocean_heat_transport_due_to_overturn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Gyre </text:p>
          </table:table-cell>
          <table:table-cell table:style-name="ce9" office:value-type="string">
            <text:p>Ocean - OceanAdvection - Tracers</text:p>
          </table:table-cell>
          <table:table-cell table:style-name="ce36" office:value-type="string">
            <text:p>northward_ocean_sal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Overturning </text:p>
          </table:table-cell>
          <table:table-cell table:style-name="ce9" office:value-type="string">
            <text:p>Ocean - OceanAdvection - Tracers</text:p>
          </table:table-cell>
          <table:table-cell table:style-name="ce36" office:value-type="string">
            <text:p>northward_ocean_salt_transport_due_to_overturni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Transport</text:p>
          </table:table-cell>
          <table:table-cell table:style-name="ce9" office:value-type="string">
            <text:p>Ocean - OceanAdvec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Rainfall Flux where Ice Free Ocean over Sea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37" office:value-type="string">
            <text:p>rainfall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nowfall Flux where Ice Free Ocean over Sea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37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lux Where Ice Free Ocean over Sea</text:p>
          </table:table-cell>
          <table:table-cell table:style-name="ce22" office:value-type="string">
            <text:p>Atmosphere AND Ocean</text:p>
          </table:table-cell>
          <table:table-cell table:style-name="ce37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6" office:value-type="string">
            <text:p>water_ﬂux_into_sea_water_from_river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From Icebergs </text:p>
          </table:table-cell>
          <table:table-cell table:style-name="ce12" office:value-type="string">
            <text:p>SeaIce - SeaIceThermodynamics - Ice - seaIceLateralMelting</text:p>
          </table:table-cell>
          <table:table-cell table:style-name="ce36" office:value-type="string">
            <text:p>water_flux_into_sea_water_from_iceberg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ater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36" office:value-type="string">
            <text:p>water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</text:p>
          </table:table-cell>
          <table:table-cell table:style-name="ce9" office:value-type="string">
            <text:p>Ocean - OceanBoundaryForcing</text:p>
          </table:table-cell>
          <table:table-cell table:style-name="ce36" office:value-type="string">
            <text:p>water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Without Flux Correction </text:p>
          </table:table-cell>
          <table:table-cell table:style-name="ce9" office:value-type="string">
            <text:p>Ocean - OceanBoundaryForcing</text:p>
          </table:table-cell>
          <table:table-cell table:style-name="ce36" office:value-type="string">
            <text:p>water_ﬂux_into_sea_water_without_ﬂ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Correction </text:p>
          </table:table-cell>
          <table:table-cell table:style-name="ce9" office:value-type="string">
            <text:p>Ocean - OceanBoundaryForcing</text:p>
          </table:table-cell>
          <table:table-cell table:style-name="ce36" office:value-type="string">
            <text:p>water_ﬂux_corr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Virtual Salt Flux into Sea Water due to Rainfall 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36" office:value-type="string">
            <text:p>virtual_salt_flux_into_sea_water_due_to_rainfal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due to Evaporation </text:p>
          </table:table-cell>
          <table:table-cell table:style-name="ce9" office:value-type="string">
            <text:p>Ocean - OceanBoundaryForcing - Tracers</text:p>
          </table:table-cell>
          <table:table-cell table:style-name="ce36" office:value-type="string">
            <text:p>virtual_salt_flux_into_sea_water_due_to_evapora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6" office:value-type="string">
            <text:p>virtual_salt_flux_into_sea_water_from_river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Virtual Salt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36" office:value-type="string">
            <text:p>virtual_salt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</text:p>
          </table:table-cell>
          <table:table-cell table:style-name="ce9" office:value-type="string">
            <text:p>Ocean - OceanBoundaryForcing - Tracers</text:p>
          </table:table-cell>
          <table:table-cell table:style-name="ce36" office:value-type="string">
            <text:p>virtual_salt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Correction </text:p>
          </table:table-cell>
          <table:table-cell table:style-name="ce9" office:value-type="string">
            <text:p>Ocean - OceanBoundaryForcing - Tracers</text:p>
          </table:table-cell>
          <table:table-cell table:style-name="ce36" office:value-type="string">
            <text:p>virtual_salt_fl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ea Ice Basal Salt Flux</text:p>
          </table:table-cell>
          <table:table-cell table:style-name="ce9" office:value-type="string">
            <text:p>SeaIce - SeaIceDynamics - redistribution </text:p>
          </table:table-cell>
          <table:table-cell table:style-name="ce36" office:value-type="string">
            <text:p>downward_sea_ice_basal_sal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36" office:value-type="string">
            <text:p>salt_flux_into_sea_water_from_river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ward Geothermal Heat Flux at Sea Floor </text:p>
          </table:table-cell>
          <table:table-cell table:style-name="ce9" office:value-type="string">
            <text:p>Ocean - OceanBoundaryForcing - Tracers - GeothermalHeating</text:p>
          </table:table-cell>
          <table:table-cell table:style-name="ce36" office:value-type="string">
            <text:p>upward_geothermal_heat_flux_at_sea_floo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mperature Flux due to Rainfall Expressed as Heat Flux into Sea Water </text:p>
          </table:table-cell>
          <table:table-cell table:style-name="ce23" office:value-type="string">
            <text:p>Ocean - OceanBoundaryForcing AND Atmosphere - TurbulenceConvectionClouds - AtmosLargeScalePrecipitation AND Atmosphere - TurbulenceConvectionClouds - Microphysics</text:p>
          </table:table-cell>
          <table:table-cell table:style-name="ce36" office:value-type="string">
            <text:p>temperature_flux_due_to_rainfall_expressed_as_heat_flux_into_sea_wat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mperature Flux due to Evaporation Expressed as Heat Flux Out of Sea Water </text:p>
          </table:table-cell>
          <table:table-cell table:style-name="ce9" office:value-type="string">
            <text:p>Ocean - OceanBoundaryForcing</text:p>
          </table:table-cell>
          <table:table-cell table:style-name="ce36" office:value-type="string">
            <text:p>temperature_flux_due_to_evaporation_expressed_as_heat_flux_out_of_sea_wat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mperature Flux due to Runoff Expressed as Heat Flux into Sea Water </text:p>
          </table:table-cell>
          <table:table-cell table:style-name="ce22" office:value-type="string">
            <text:p>LandSurface - RiverRouting - OceanicDischarge AND Ocean - OceanBoundaryForcing</text:p>
          </table:table-cell>
          <table:table-cell table:style-name="ce36" office:value-type="string">
            <text:p>temperature_flux_due_to_runoff_expressed_as_heat_flux_into_sea_wate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Heat Flux into Sea Water due to Snow Thermodynamics </text:p>
          </table:table-cell>
          <table:table-cell table:style-name="ce9" office:value-type="string">
            <text:p>SeaIce - SeaIceThermodynamics - Snow</text:p>
          </table:table-cell>
          <table:table-cell table:style-name="ce36" office:value-type="string">
            <text:p>heat_flux_into_sea_water_due_to_snow_thermodynamic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Heat Flux into Sea Water due to Sea Ice Thermodynamics </text:p>
          </table:table-cell>
          <table:table-cell table:style-name="ce9" office:value-type="string">
            <text:p>SeaIce - SeaIceThermodynamics - Ice</text:p>
          </table:table-cell>
          <table:table-cell table:style-name="ce36" office:value-type="string">
            <text:p>heat_flux_into_sea_water_due_to_sea_ice_thermodynamic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Heat Flux into Sea Water due to Iceberg Thermodynamics </text:p>
          </table:table-cell>
          <table:table-cell table:style-name="ce9" office:value-type="string">
            <text:p>SeaIce - SeaIceThermodynamics - Ice</text:p>
          </table:table-cell>
          <table:table-cell table:style-name="ce36" office:value-type="string">
            <text:p>heat_flux_into_sea_water_due_to_iceberg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Net Downward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net_downward_longwave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Latent Heat Flux</text:p>
          </table:table-cell>
          <table:table-cell table:style-name="ce9" office:value-type="string">
            <text:p>LandSurface - SurfaceEnergyBalance</text:p>
          </table:table-cell>
          <table:table-cell table:style-name="ce36" office:value-type="string">
            <text:p>surface_downward_latent_hea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Sensible Heat Flux</text:p>
          </table:table-cell>
          <table:table-cell table:style-name="ce9" office:value-type="string">
            <text:p>LandSurface - SurfaceEnergyBalance</text:p>
          </table:table-cell>
          <table:table-cell table:style-name="ce36" office:value-type="string">
            <text:p>surface_downward_sensible_heat_ﬂ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Net Downward Shortwave Radiation at Sea Water Surface </text:p>
          </table:table-cell>
          <table:table-cell table:style-name="ce21" office:value-type="string">
            <text:p>Atmosphere - Radiation - Shortwave AND <text:s/>Ocean - OceanBoundaryForcing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 in Sea Water </text:p>
          </table:table-cell>
          <table:table-cell table:style-name="Default" office:value-type="string">
            <text:p>Ocean - OceanBoundaryForcing</text:p>
          </table:table-cell>
          <table:table-cell table:style-name="ce37" office:value-type="string">
            <text:p>downwelling_shortwave_flux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Correction </text:p>
          </table:table-cell>
          <table:table-cell table:style-name="Default" office:value-type="string">
            <text:p>Ocean - OceanBoundaryForcing</text:p>
          </table:table-cell>
          <table:table-cell table:style-name="ce36" office:value-type="string">
            <text:p>heat_ﬂ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Heat Flux at Sea Water Surface</text:p>
          </table:table-cell>
          <table:table-cell table:style-name="ce21" office:value-type="string">
            <text:p>Ocean - OceanBoundaryForcing AND Atmosphere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Surface Downward X Stress </text:p>
          </table:table-cell>
          <table:table-cell table:style-name="ce21" office:value-type="string">
            <text:p>Ocean - OceanBoundaryForcing AND Atmosphere</text:p>
          </table:table-cell>
          <table:table-cell table:style-name="ce36" office:value-type="string">
            <text:p>surface_downward_x_str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Y Stress </text:p>
          </table:table-cell>
          <table:table-cell table:style-name="ce21" office:value-type="string">
            <text:p>Ocean - OceanBoundaryForcing AND Atmosphere</text:p>
          </table:table-cell>
          <table:table-cell table:style-name="ce36" office:value-type="string">
            <text:p>surface_downward_y_str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X Stress Correction </text:p>
          </table:table-cell>
          <table:table-cell table:style-name="ce21" office:value-type="string">
            <text:p>Ocean - OceanBoundaryForcing AND Atmosphere</text:p>
          </table:table-cell>
          <table:table-cell table:style-name="ce36" office:value-type="string">
            <text:p>surface_downward_x_stress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Y Stress Correction </text:p>
          </table:table-cell>
          <table:table-cell table:style-name="ce21" office:value-type="string">
            <text:p>Ocean - OceanBoundaryForcing AND Atmosphere</text:p>
          </table:table-cell>
          <table:table-cell table:style-name="ce36" office:value-type="string">
            <text:p>surface_downward_y_stress_corre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(Physical, Vegetation, Soil, and Biogeochemical Variables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oil Moisture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 </text:p>
          </table:table-cell>
          <table:table-cell table:style-name="ce9" office:value-type="string">
            <text:p>LandSurface - LandSurfaceSoil - SoilHydrology</text:p>
          </table:table-cell>
          <table:table-cell table:style-name="ce36" office:value-type="string">
            <text:p>soil_frozen_water_content_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surface_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runoff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Precipitation onto Canopy</text:p>
          </table:table-cell>
          <table:table-cell table:style-name="ce23" office:value-type="string">
            <text:p>LandSurface - LandSurfaceVegetation AND Atmosphere - TurbulenceConvectionClouds - AtmosLargeScalePrecipitation AND Atmosphere - TurbulenceConvectionClouds - Microphysics</text:p>
          </table:table-cell>
          <table:table-cell table:style-name="ce37" office:value-type="string">
            <text:p>precipitation_flux_onto_canop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vaporation from Canopy</text:p>
          </table:table-cell>
          <table:table-cell table:style-name="ce9" office:value-type="string">
            <text:p>LandSurface - LandSurfaceVegetation</text:p>
          </table:table-cell>
          <table:table-cell table:style-name="ce37" office:value-type="string">
            <text:p>water_evaporation_flux_from_canop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 Beta Factor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rom Soil‡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water_evaporation_flux_from_soi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‡</text:p>
          </table:table-cell>
          <table:table-cell table:style-name="ce9" office:value-type="string">
            <text:p>LandSurface - LandSurfaceVegetation</text:p>
          </table:table-cell>
          <table:table-cell table:style-name="ce37" office:value-type="string">
            <text:p>transpi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<text:s/>Water Content of Soil Layer‡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of Soil</text:p>
          </table:table-cell>
          <table:table-cell table:style-name="ce9" office:value-type="string">
            <text:p>LandSurface - LandSurfaceSoil</text:p>
          </table:table-cell>
          <table:table-cell table:style-name="ce37" office:value-type="string">
            <text:p>soi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atural Grass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rub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rop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nthropogenic Pasture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re Soil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Fraction of Grid Cell that is Land but Neither Vegetation-Covered nor Bare Soil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urnt Area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Carbon in Vege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3" office:value-type="string">
            <text:p>vegetation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itter Pool</text:p>
          </table:table-cell>
          <table:table-cell table:style-name="ce9" office:value-type="string">
            <text:p>LandSurface - LandSurfaceCarbonCycle</text:p>
          </table:table-cell>
          <table:table-cell table:style-name="ce33" office:value-type="string">
            <text:p>litter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3" office:value-type="string">
            <text:p>soil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Products of Land Use Change</text:p>
          </table:table-cell>
          <table:table-cell table:style-name="ce9" office:value-type="string">
            <text:p>LandSurface - LandSurfaceCarbonCycl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eaf Area Fra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7" office:value-type="string">
            <text:p>Leaf_Area_Inde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ss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7" office:value-type="string">
            <text:p>gross_primary_productivity of 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utotrophic (Plant)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7" office:value-type="string">
            <text:p>net_primary_productivity_of_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terotrophic Respiration</text:p>
          </table:table-cell>
          <table:table-cell table:style-name="ce9" office:value-type="string">
            <text:p>LandSurface - LandSurfaceCarbonCycle</text:p>
          </table:table-cell>
          <table:table-cell table:style-name="ce37" office:value-type="string">
            <text:p>heterotrophic_respiration_carb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Emission from Fire</text:p>
          </table:table-cell>
          <table:table-cell table:style-name="ce21" office:value-type="string">
            <text:p>LandSurface - LandSurfaceCarbonCycle AND AtmoshericChemistry - SurfaceExchanges - Emiss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Grazing</text:p>
          </table:table-cell>
          <table:table-cell table:style-name="ce21" office:value-type="string">
            <text:p>LandSurface - LandSurfaceCarbonCycle AND AtmoshericChemistry - SurfaceExchanges - Emiss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Crop Harvesting</text:p>
          </table:table-cell>
          <table:table-cell table:style-name="ce21" office:value-type="string">
            <text:p>LandSurface - LandSurfaceCarbonCycle AND AtmoshericChemistry - SurfaceExchanges - Emiss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Land Use Change</text:p>
          </table:table-cell>
          <table:table-cell table:style-name="ce21" office:value-type="string">
            <text:p>LandSurface - LandSurfaceCarbonCycle AND AtmoshericChemistry - SurfaceExchanges - Emission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Biospheric Productivity</text:p>
          </table:table-cell>
          <table:table-cell table:style-name="ce24" office:value-type="string">
            <text:p>Many?</text:p>
          </table:table-cell>
          <table:table-cell table:style-name="ce37" office:value-type="string">
            <text:p>net_primary_productivity_of_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arbon Flux from Vegetation to Litter</text:p>
          </table:table-cell>
          <table:table-cell table:style-name="ce21" office:value-type="string">
            <text:p>LandSurface - LandSurfaceCarbonCycle - Vegetation AND 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arbon Flux from Litter to Soil</text:p>
          </table:table-cell>
          <table:table-cell table:style-name="ce21" office:value-type="string">
            <text:p>LandSurface - LandSurfaceCarbonCycle - Vegetation AND 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arbon Flux from Vegetation Directly to Soil</text:p>
          </table:table-cell>
          <table:table-cell table:style-name="ce21" office:value-type="string">
            <text:p>LandSurface - LandSurfaceCarbonCycle - Vegetation AND 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eaves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Roots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Other Living Compartments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Coarse Woody Debris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Above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Below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Fast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Medium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low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ctional Land Cover of PFT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3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4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wth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intenance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from Atmosphere due to NPP Allocation to Leaf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from Atmosphere due to NPP Allocation to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2 Flux from Atmosphere due to NPP Allocation to Root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Defores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Wood Harvest</text:p>
          </table:table-cell>
          <table:table-cell table:style-name="ce9" office:value-type="string">
            <text:p>LandSurface - LandSurfaceCarbonCycle - Veget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Cryospher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Area Fraction</text:p>
          </table:table-cell>
          <table:table-cell table:style-name="ce9" office:value-type="string">
            <text:p>LandSurface - landSurfaceSnow</text:p>
          </table:table-cell>
          <table:table-cell table:style-name="ce37" office:value-type="string">
            <text:p>surface_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mount</text:p>
          </table:table-cell>
          <table:table-cell table:style-name="ce9" office:value-type="string">
            <text:p>LandSurface - landSurfaceSnow</text:p>
          </table:table-cell>
          <table:table-cell table:style-name="ce36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LandSurface - landSurfaceSnow</text:p>
          </table:table-cell>
          <table:table-cell table:style-name="ce37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Snow Layer</text:p>
          </table:table-cell>
          <table:table-cell table:style-name="ce9" office:value-type="string">
            <text:p>LandSurface - landSurfaceSnow</text:p>
          </table:table-cell>
          <table:table-cell table:style-name="ce36" office:value-type="string">
            <text:p>liquid_water_content_of_snow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36" office:value-type="string">
            <text:p>soil_frozen_water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il Water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38" office:value-type="string">
            <text:p>liquid_water_content_of_soil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Grain Size</text:p>
          </table:table-cell>
          <table:table-cell table:style-name="ce12" office:value-type="string">
            <text:p>LandSurface - landSurfaceSnow</text:p>
          </table:table-cell>
          <table:table-cell table:style-name="ce39" office:value-type="string">
            <text:p>snow_grain_siz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Soot Content</text:p>
          </table:table-cell>
          <table:table-cell table:style-name="ce12" office:value-type="string">
            <text:p>LandSurface - landSurfaceSnow</text:p>
          </table:table-cell>
          <table:table-cell table:style-name="ce39" office:value-type="string">
            <text:p>snow_soot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Age</text:p>
          </table:table-cell>
          <table:table-cell table:style-name="ce12" office:value-type="string">
            <text:p>LandSurface - landSurfaceSnow</text:p>
          </table:table-cell>
          <table:table-cell table:style-name="ce4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Internal Temperature</text:p>
          </table:table-cell>
          <table:table-cell table:style-name="ce12" office:value-type="string">
            <text:p>LandSurface - landSurfaceSnow</text:p>
          </table:table-cell>
          <table:table-cell table:style-name="ce38" office:value-type="string">
            <text:p>snow_temperatur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Thermal Energy Content</text:p>
          </table:table-cell>
          <table:table-cell table:style-name="ce12" office:value-type="string">
            <text:p>LandSurface - landSurfaceSnow</text:p>
          </table:table-cell>
          <table:table-cell table:style-name="ce39" office:value-type="string">
            <text:p>snow_thermal_energy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urface Snow Melt</text:p>
          </table:table-cell>
          <table:table-cell table:style-name="ce12" office:value-type="string">
            <text:p>LandSurface - landSurfaceSnow</text:p>
          </table:table-cell>
          <table:table-cell table:style-name="ce38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nd Ice Sublimation Flux</text:p>
          </table:table-cell>
          <table:table-cell table:style-name="ce21" office:value-type="string">
            <text:p>LandSurface - LandSurfaceSnow AND LandIce AND 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Heat Flux into Snow Where Land over Land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ermafrost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Permafrost Layer</text:p>
          </table:table-cell>
          <table:table-cell table:style-name="ce9" office:value-type="string">
            <text:p>LandSurface - LandSurfaceSoil - SoilHydrolog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ctive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Active Layer</text:p>
          </table:table-cell>
          <table:table-cell table:style-name="ce9" office:value-type="string">
            <text:p>LandSurface - LandSurfaceSoil - SoilHydrology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Profile in Active/Permafrost Layers</text:p>
          </table:table-cell>
          <table:table-cell table:style-name="ce9" office:value-type="string">
            <text:p>LandSurface - LandSurfaceSoi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quilibrium Line Altitude</text:p>
          </table:table-cell>
          <table:table-cell table:style-name="ce9" office:value-type="string">
            <text:p>LandIce</text:p>
          </table:table-cell>
          <table:table-cell table:style-name="ce36" office:value-type="string">
            <text:p>equilibrium_line_altitud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eezing Line Altitude</text:p>
          </table:table-cell>
          <table:table-cell table:style-name="ce9" office:value-type="string">
            <text:p>LandIc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Cryosphere Field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Default" office:value-type="string">
            <text:p>SeaIce</text:p>
          </table:table-cell>
          <table:table-cell table:style-name="ce36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hickness</text:p>
          </table:table-cell>
          <table:table-cell table:style-name="ce12" office:value-type="string">
            <text:p>SeaIce</text:p>
          </table:table-cell>
          <table:table-cell table:style-name="ce36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lux from Sea Ice</text:p>
          </table:table-cell>
          <table:table-cell table:style-name="ce21" office:value-type="string">
            <text:p>SeaIce - SeaIceThermodynamics AND Atmosphere</text:p>
          </table:table-cell>
          <table:table-cell table:style-name="ce37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SeaIce - SeaIceThermodynamics - Snow</text:p>
          </table:table-cell>
          <table:table-cell table:style-name="ce37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rea Fraction</text:p>
          </table:table-cell>
          <table:table-cell table:style-name="ce9" office:value-type="string">
            <text:p>SeaIce - SeaIceThermodynamics - Snow</text:p>
          </table:table-cell>
          <table:table-cell table:style-name="ce36" office:value-type="string">
            <text:p>surface_snow_area_frac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Bare Sea Ice Albedo</text:p>
          </table:table-cell>
          <table:table-cell table:style-name="Default" office:value-type="string">
            <text:p>SeaIce - SeaIceThermodynamics - SurfaceAlbedo</text:p>
          </table:table-cell>
          <table:table-cell table:style-name="ce37" office:value-type="string">
            <text:p>sea_ice_albedo</text:p>
          </table:table-cell>
          <table:table-cell table:style-name="ce43" office:value-type="string">
            <text:p>See Notes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ea Ice Thickness in Categories</text:p>
          </table:table-cell>
          <table:table-cell table:style-name="ce21" office:value-type="string">
            <text:p>SeaIce - SeaIceDynamics AND SeaIce - SeaIceThermodynamics - Ice</text:p>
          </table:table-cell>
          <table:table-cell table:style-name="ce37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 in Categories</text:p>
          </table:table-cell>
          <table:table-cell table:style-name="ce21" office:value-type="string">
            <text:p>SeaIce - SeaIceDynamics AND SeaIce - SeaIceThermodynamics - Ice</text:p>
          </table:table-cell>
          <table:table-cell table:style-name="ce37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Salinity</text:p>
          </table:table-cell>
          <table:table-cell table:style-name="ce9" office:value-type="string">
            <text:p>SeaIc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of Sea Ice</text:p>
          </table:table-cell>
          <table:table-cell table:style-name="ce9" office:value-type="string">
            <text:p>SeaIce - SeaIceThermodynamics - Ice</text:p>
          </table:table-cell>
          <table:table-cell table:style-name="ce37" office:value-type="string">
            <text:p>sea_i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at Interface Between Sea Ice and Snow</text:p>
          </table:table-cell>
          <table:table-cell table:style-name="ce21" office:value-type="string">
            <text:p>SeaIce - SeaIceThermodynamics - Ice AND SeaIce - SeaIceThermodynamics - Snow 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Rainfall Rate into the Sea Ice Portion of the Grid Cell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Snowfall Rate into the Sea Ice Portion of the Grid Cell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ge of Sea Ice</text:p>
          </table:table-cell>
          <table:table-cell table:style-name="ce9" office:value-type="string">
            <text:p>Sea Ic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zil Sea Ice Growth (Leads)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gelation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ateral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-Ice Formation Rate</text:p>
          </table:table-cell>
          <table:table-cell table:style-name="ce9" office:value-type="string">
            <text:p>SeaIce - SeaIceThermodynamics - NewIceForma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Melt Rate</text:p>
          </table:table-cell>
          <table:table-cell table:style-name="ce9" office:value-type="string">
            <text:p>SeaIce - SeaIceThermodynamics</text:p>
          </table:table-cell>
          <table:table-cell table:style-name="ce33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Upper Surface of Sea Ice</text:p>
          </table:table-cell>
          <table:table-cell table:style-name="ce9" office:value-type="string">
            <text:p>SeaIce - SeaIceThermo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Sea Ice Base</text:p>
          </table:table-cell>
          <table:table-cell table:style-name="ce9" office:value-type="string">
            <text:p>SeaIce - SeaIceThermodynamics - Ic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otal Heat Content</text:p>
          </table:table-cell>
          <table:table-cell table:style-name="ce9" office:value-type="string">
            <text:p>SeaIc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 over Sea Ic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 over Sea Ic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blimation over Sea Ice</text:p>
          </table:table-cell>
          <table:table-cell table:style-name="ce9" office:value-type="string">
            <text:p>SeaIce - SeaIceThermodynamics - Ice</text:p>
          </table:table-cell>
          <table:table-cell table:style-name="ce37" office:value-type="string">
            <text:p>surface_snow_and_ice_sublim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37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37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Mass Transport Through Fram Strait</text:p>
          </table:table-cell>
          <table:table-cell table:style-name="ce9" office:value-type="string">
            <text:p>SeaIce - SeaIceDynamics - Advec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Ocean Stress On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tress On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mpressive Sea Ice Strength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Divergence of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Shear of Sea Ic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Ridging Rate</text:p>
          </table:table-cell>
          <table:table-cell table:style-name="ce9" office:value-type="string">
            <text:p>SeaIce - SeaIceDynam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Aerosol-Relate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(Aerosol Optics)</text:p>
          </table:table-cell>
          <table:table-cell table:style-name="ce9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Fine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Ambient Aerosol Absorption Optical Thickness at 550 nm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870 nm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34"/>
          <table:table-cell table:number-columns-repeated="1021"/>
        </table:table-row>
        <table:table-row table:style-name="ro2">
          <table:table-cell table:style-name="ce4" office:value-type="string">
            <text:p>(Aerosol budgets)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mission Rate of Dry Aerosol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Dry Aerosol Prim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primary_particulate_organic_matter_dry_aerosol_due_to_emis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mission Rate of Dry Aerosol Second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Black Carbon Aerosol Mass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black_carbon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Prim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prim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Second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second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Black Carbon Aerosol Mass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black_carbon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Organic Matter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Primary Organic Matter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prim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ry Aerosol Secondary Organic Matter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second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Black Carbon Aerosol Mass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black_carbon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of Primary Aerosol from Biomass Burning</text:p>
          </table:table-cell>
          <table:table-cell table:style-name="ce9" office:value-type="string">
            <text:p>AtmosphericAerosol - Processes - Emiss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SO2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sulfur_diox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Direct Emission Rate of SO4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sulfate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MS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dimethyl_sulf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2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sulfur_diox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4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sulfate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MS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dimethyl_sulf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4</text:p>
          </table:table-cell>
          <table:table-cell table:style-name="ce9" office:value-type="string">
            <text:p>AtmosphericAerosol - Processes - WetDeposition </text:p>
          </table:table-cell>
          <table:table-cell table:style-name="ce33" office:value-type="string">
            <text:p>tendency_of_atmosphere_mass_content_of_sulfate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2</text:p>
          </table:table-cell>
          <table:table-cell table:style-name="ce9" office:value-type="string">
            <text:p>AtmosphericAerosol - Processes - WetDeposition </text:p>
          </table:table-cell>
          <table:table-cell table:style-name="ce33" office:value-type="string">
            <text:p>tendency_of_atmosphere_mass_content_of_sulfur_dioxide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MS</text:p>
          </table:table-cell>
          <table:table-cell table:style-name="ce9" office:value-type="string">
            <text:p>AtmosphericAerosol - Processes - WetDeposition </text:p>
          </table:table-cell>
          <table:table-cell table:style-name="ce33" office:value-type="string">
            <text:p>tendency_of_atmosphere_mass_content_of_dimethyl_sulfide_due_to_wet_deposi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Rate of NH3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ammonia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NH3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ammonia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NH4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ammonium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NH4+NH3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ammonium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Seasalt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seasal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easalt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seasalt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easalt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seasalt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ust</text:p>
          </table:table-cell>
          <table:table-cell table:style-name="ce9" office:value-type="string">
            <text:p>AtmosphericAerosol - Processes - Emission</text:p>
          </table:table-cell>
          <table:table-cell table:style-name="ce33" office:value-type="string">
            <text:p>tendency_of_atmosphere_mass_content_of_dus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ust</text:p>
          </table:table-cell>
          <table:table-cell table:style-name="ce9" office:value-type="string">
            <text:p>AtmosphericAerosol - Processes - DryDeposition</text:p>
          </table:table-cell>
          <table:table-cell table:style-name="ce33" office:value-type="string">
            <text:p>tendency_of_atmosphere_mass_content_of_dust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ust</text:p>
          </table:table-cell>
          <table:table-cell table:style-name="ce21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33" office:value-type="string">
            <text:p>tendency_of_atmosphere_mass_content_of_dust_dry_aerosol_due_to_wet_deposi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Aerosol load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Load of Dry Aerosol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primary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secondary_particulate_organic_matter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Black Carbon Aerosol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black_carbon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O4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sulfat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Dust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dus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easalt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seasal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O3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nitrate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H4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atmosphere_mass_content_of_ammonium_dry_aeroso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Surface Concentration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Surface 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primary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secondary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O4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sulph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Dust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easalt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O3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H4</text:p>
          </table:table-cell>
          <table:table-cell table:style-name="ce9" office:value-type="string">
            <text:p>AtmosphericAerosol</text:p>
          </table:table-cell>
          <table:table-cell table:style-name="ce33" office:value-type="string">
            <text:p>mass_concentration_of_ammonium_dry_aerosol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Clouds and radiation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3">
          <table:table-cell table:style-name="ce9" office:value-type="string">
            <text:p>Surface Diffuse Downward Shortwave Radiation</text:p>
          </table:table-cell>
          <table:table-cell table:style-name="ce25" office:value-type="string">
            <text:p>Atmosphere - AtmosRadiation - Shotwave AND Atmosphere - TurbulenceCloudsConvection AND 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Diffuse Downward Clear Sky Shortwave Radiation</text:p>
          </table:table-cell>
          <table:table-cell table:style-name="ce25" office:value-type="string">
            <text:p>Atmosphere - AtmosRadiation - Shotwave AND 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Cloud-Top Effective Droplet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Cloud Droplet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ce Crystal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lumn Integrated Cloud Droplet Numb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atmosphere_number_content_of_cloud_droplets</text:p>
          </table:table-cell>
          <table:table-cell table:number-columns-repeated="1021"/>
        </table:table-row>
        <table:table-row table:style-name="ro1">
          <table:table-cell table:style-name="ce9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9" office:value-type="string">
            <text:p>Ambient Aerosol Extinction Optical Thickness at 550 nm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primary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secondary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iomass Burning Aerosol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Concentration of Secondary Primary Organic Matter Dry Aerosol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Aerosol Water 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water_in_ambient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4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sulf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2</text:p>
          </table:table-cell>
          <table:table-cell table:style-name="ce9" office:value-type="string">
            <text:p>AtmosphericChemistry - GasPhaseChemistry</text:p>
          </table:table-cell>
          <table:table-cell table:style-name="ce41" office:value-type="string">
            <text:p>mole_concentration_of_sulfur_diox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MS</text:p>
          </table:table-cell>
          <table:table-cell table:style-name="ce9" office:value-type="string">
            <text:p>AtmosphericChemistry - GasPhaseChemistry</text:p>
          </table:table-cell>
          <table:table-cell table:style-name="ce41" office:value-type="string">
            <text:p>mole_concentration_of_dimethyl_sulf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O3 Aerosol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H4 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ammonium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easalt 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ust </text:p>
          </table:table-cell>
          <table:table-cell table:style-name="ce9" office:value-type="string">
            <text:p>AtmosphericAerosol</text:p>
          </table:table-cell>
          <table:table-cell table:style-name="ce41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erosol Number Concentration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of Nucleation Mode Aerosol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Coarse Mode Aerosol</text:p>
          </table:table-cell>
          <table:table-cell table:style-name="ce9" office:value-type="string">
            <text:p>AtmosphericAerosol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aily Mean Atmosphere, Ocean and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inimum Near-Surface Air Temperatur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Near-Surface Air Temperatur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Air Temperatur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-Mean Wind Speed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Temperature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Relative Humidity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inimum Relative Humidity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aximum Relative Humidity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Area Fraction</text:p>
          </table:table-cell>
          <table:table-cell table:style-name="ce21" office:value-type="string">
            <text:p>SeaIce - SeaIceThermodynamics - Snow AND LandSurface - LandSurfaceSnow</text:p>
          </table:table-cell>
          <table:table-cell table:style-name="ce36" office:value-type="string">
            <text:p>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Where Land or Sea Ice</text:p>
          </table:table-cell>
          <table:table-cell table:style-name="ce21" office:value-type="string">
            <text:p>LandSurface AND SeaIce - SeaIceThermodynamics</text:p>
          </table:table-cell>
          <table:table-cell table:style-name="ce37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mount</text:p>
          </table:table-cell>
          <table:table-cell table:style-name="ce21" office:value-type="string">
            <text:p>LandSurface - LandSurfaceSnow AND SeaIce - SeaIceThermodynamics - Snow</text:p>
          </table:table-cell>
          <table:table-cell table:style-name="ce36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lid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solid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 - Runoff</text:p>
          </table:table-cell>
          <table:table-cell table:style-name="ce37" office:value-type="string">
            <text:p>runoff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Wind Speed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A Outgo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37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ean Square of Sea Surface Temperature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36" office:value-type="string">
            <text:p>east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36" office:value-type="string">
            <text:p>north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ce9" office:value-type="string">
            <text:p>SeaIce</text:p>
          </table:table-cell>
          <table:table-cell table:style-name="ce36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hickness</text:p>
          </table:table-cell>
          <table:table-cell table:style-name="ce21" office:value-type="string">
            <text:p>SeaIce - SeaIceDynamics AND SeaIce - SeaIceThermodynamics</text:p>
          </table:table-cell>
          <table:table-cell table:style-name="ce36" office:value-type="string">
            <text:p>sea_ice_thickness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Fields (sampled every 6 hours) for driving regional model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Air Press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Fields (sampled every 6 hours) for storm-track analysis and other advanced diagnostic application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pressure_at_sea_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2-D Atmospheric and Surface Fields Sampled every 3 hour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upwelling_shortwave_flux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Near-Surface Wind Speed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Near-Surface Wind Speed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Where Land or Sea Ice</text:p>
          </table:table-cell>
          <table:table-cell table:style-name="ce21" office:value-type="string">
            <text:p>LandSurface AND SeaIce - SeaIceThermodynamics</text:p>
          </table:table-cell>
          <table:table-cell table:style-name="ce37" office:value-type="string">
            <text:p>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36" office:value-type="string">
            <text:p>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Convective_precipitation_flux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nowfall Flux</text:p>
          </table:table-cell>
          <table:table-cell table:style-name="ce21" office:value-type="string">
            <text:p>Atmosphere - TurbulenceConvectionClouds - AtmosLargeScalePrecipitation AND Atmosphere - TurbulenceConvectionClouds - Microphysics</text:p>
          </table:table-cell>
          <table:table-cell table:style-name="ce29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37" office:value-type="string">
            <text:p>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Press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press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36" office:value-type="string">
            <text:p>total_cloud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Diffuse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Monthly-Mean Cloud Diagnostic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air_temperature_due_to_advec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36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Moist Convection</text:p>
          </table:table-cell>
          <table:table-cell table:style-name="ce9" office:value-type="string">
            <text:p>Atmosphere - TurbulenceCloudsConvection</text:p>
          </table:table-cell>
          <table:table-cell table:style-name="ce36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Convection</text:p>
          </table:table-cell>
          <table:table-cell table:style-name="ce9" office:value-type="string">
            <text:p>Atmosphere - TurbulenceCloudsConvection</text:p>
          </table:table-cell>
          <table:table-cell table:style-name="ce36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Diffusion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specific_humidity_due_to_diffu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loudsConvec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specific_humidity_due_to_model_physic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ddy Viscosity Coefficients for Momentum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s for Temperature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s for Water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Convective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32" office:value-type="string">
            <text:p>Convective Cloud Area 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Liquid Water 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large_scale_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Liquid Wat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Mass_Fraction_of_Stratiform_Cloud_Ice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allow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eep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Convective Detrainment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eter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Heter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Riming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Rming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Accret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Melting Fro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Melting_from_cloud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utoconvers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Liquid_Water_in_air_due_to_Autoconver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dvection</text:p>
          </table:table-cell>
          <table:table-cell table:style-name="ce9" office:value-type="string">
            <text:p>Atmosphere - DynamicalCore</text:p>
          </table:table-cell>
          <table:table-cell table:style-name="ce33" office:value-type="string">
            <text:p>Tendency_of_Mass_Fraction_of_Stratiform_Cloud_Liquid_Water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Convective Detrainment</text:p>
          </table:table-cell>
          <table:table-cell table:style-name="ce9" office:value-type="string">
            <text:p>Atmosphere - TurbulenceCloudsConvection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Heterogeneous_Nucleation_from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Water Vapo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Heterogeneous_Nucleation_from_water_vap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Riming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Riming_from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Riming From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Riming_from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Deposition and Sublim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Deposition_and_Sublim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ggreg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Aggreg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Evaporation of Melting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Evaporation_of_melting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Melting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Melting_to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Ice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dvection</text:p>
          </table:table-cell>
          <table:table-cell table:style-name="ce9" office:value-type="string">
            <text:p>Atmosphere - DynamicalCore</text:p>
          </table:table-cell>
          <table:table-cell table:style-name="ce33" office:value-type="string">
            <text:p>Tendency_of_Mass_Fraction_of_Stratiform_Cloud_Ice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Default"/>
          <table:table-cell table:number-columns-repeated="1021"/>
        </table:table-row>
        <table:table-row table:style-name="ro4">
          <table:table-cell table:style-name="ce9" office:value-type="string">
            <text:p>Tendency of Mass Fraction of Stratiform Cloud Condense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condense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condensed_water_in_air_due_to_autoconvers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condensed_water_in_air_due_to_autoconvers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33" office:value-type="string">
            <text:p>Tendency_of_Mass_Fraction_of_Stratiform_Cloud_condensed_water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dvection</text:p>
          </table:table-cell>
          <table:table-cell table:style-name="ce9" office:value-type="string">
            <text:p>Atmosphere - DynamicalCore</text:p>
          </table:table-cell>
          <table:table-cell table:style-name="ce33" office:value-type="string">
            <text:p>Tendency_of_Mass_Fraction_of_Stratiform_Cloud_condensed_water_in_air_due_to_advec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TOA Outgoing Shortwave Radiation i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/>
          <table:table-cell table:style-name="ce5"/>
          <table:table-cell table:number-columns-repeated="1021"/>
        </table:table-row>
        <table:table-row table:style-name="ro2">
          <table:table-cell table:style-name="ce12" office:value-type="string">
            <text:p>Up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ISSCP Total Cloud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Albedo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Top Pressur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Cloud Area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12" office:value-type="string">
            <text:p>CALIPSO Total Cloud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"CFMIP Monthly Offline" Cloud Diagnostic Fields</text:p>
          </table:table-cell>
          <table:table-cell table:style-name="ce2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Undetected by CloudSat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Sat Radar Reflectivity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Scattering Ratio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Daily-Mean Cloud Diagnostic Fields</text:p>
          </table:table-cell>
          <table:table-cell table:style-name="ce2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35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Incident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3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33" office:value-type="string">
            <text:p>toa_out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3" office:value-type="string">
            <text:p>toa_outgoing_short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Water Content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loud_liquid_water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Ice Content</text:p>
          </table:table-cell>
          <table:table-cell table:style-name="ce9" office:value-type="string">
            <text:p>Atmosphere - TurbulenceConvectionClouds</text:p>
          </table:table-cell>
          <table:table-cell table:style-name="ce33" office:value-type="string">
            <text:p>atmosphere_cloud_ice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Base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Top</text:p>
          </table:table-cell>
          <table:table-cell table:style-name="ce9" office:value-type="string">
            <text:p>Atmosphere</text:p>
          </table:table-cell>
          <table:table-cell table:style-name="ce32" office:value-type="string">
            <text:p>air_pressure_at_convective_cloud_top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3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3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Total Total Cloud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Albedo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Mean Cloud Top Pressur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 in Atmosphere Layer</text:p>
          </table:table-cell>
          <table:table-cell table:style-name="ce9" office:value-type="string">
            <text:p>Atmosphere - TurbulenceConvectionClouds</text:p>
          </table:table-cell>
          <table:table-cell table:style-name="ce36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SSCP Cloud Area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Levels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Half-Levels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-Hourly Cloud Diagnostic Fields</text:p>
          </table:table-cell>
          <table:table-cell table:style-name="ce2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Area Fraction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Cloud Fraction Undetected by CloudSat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Sat Radar Reflectivity CFAD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Scattering Ratio CFAD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RASOL Reflectanc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Tota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Low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Mid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ALIPSO High Level Cloud Fraction 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Longitude</text:p>
          </table:table-cell>
          <table:table-cell table:style-name="ce26" office:value-type="string">
            <text:p>Outputs from Simulators?</text:p>
          </table:table-cell>
          <table:table-cell table:style-name="ce36" office:value-type="string">
            <text:p>Longitud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Latitude</text:p>
          </table:table-cell>
          <table:table-cell table:style-name="ce26" office:value-type="string">
            <text:p>Outputs from Simulators?</text:p>
          </table:table-cell>
          <table:table-cell table:style-name="ce36" office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ffset Time</text:p>
          </table:table-cell>
          <table:table-cell table:style-name="ce26" office:value-type="string">
            <text:p>Outputs from Simulators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Altitude of Model Full-Levels</text:p>
          </table:table-cell>
          <table:table-cell table:style-name="ce24" office:value-type="string">
            <text:p>From model setup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ltitude of Model Half-Levels</text:p>
          </table:table-cell>
          <table:table-cell table:style-name="ce24" office:value-type="string">
            <text:p>From model setup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at Model Full-Levels</text:p>
          </table:table-cell>
          <table:table-cell table:style-name="ce24" office:value-type="string">
            <text:p>From model setup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at Model Half-Levels</text:p>
          </table:table-cell>
          <table:table-cell table:style-name="ce24" office:value-type="string">
            <text:p>From model setup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Water</text:p>
          </table:table-cell>
          <table:table-cell table:style-name="ce9" office:value-type="string">
            <text:p>Atmosphere</text:p>
          </table:table-cell>
          <table:table-cell table:style-name="ce37" office:value-type="string">
            <text:p>mass_fraction_of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stratiform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onvective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onvective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Liquid Water 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stratiform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convective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Graupe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large_scale_graupe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6" office:value-type="string">
            <text:p>convectiv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large_scal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6" office:value-type="string">
            <text:p>convectiv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large_scal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Graupe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stratiform_cloud_graupe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stratiform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effective_radius_of_stratiform_cloud_snow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37" office:value-type="string">
            <text:p>atmosphere_optical_thickness_due_to_stratiform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37" office:value-type="string">
            <text:p>atmosphere_optical_thickness_due_to_convective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37" office:value-type="string">
            <text:p>stratiform_cloud_longwave_emissiv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37" office:value-type="string">
            <text:p>convective_cloud_longwave_emiss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0-Minute Cloud Diagnostic Fields</text:p>
          </table:table-cell>
          <table:table-cell table:style-name="ce2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37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3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37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37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air_temperature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36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Moist Convection</text:p>
          </table:table-cell>
          <table:table-cell table:style-name="ce9" office:value-type="string">
            <text:p>Atmosphere - TurbulenceConvectionClouds</text:p>
          </table:table-cell>
          <table:table-cell table:style-name="ce36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36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Convection</text:p>
          </table:table-cell>
          <table:table-cell table:style-name="ce9" office:value-type="string">
            <text:p>Atmosphere - TurbulenceConvectionClouds</text:p>
          </table:table-cell>
          <table:table-cell table:style-name="ce36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Diffusion</text:p>
          </table:table-cell>
          <table:table-cell table:style-name="ce9" office:value-type="string">
            <text:p>Atmosphere</text:p>
          </table:table-cell>
          <table:table-cell table:style-name="ce36" office:value-type="string">
            <text:p>tendency_of_specific_humidity_due_to_diffus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42" office:value-type="string">
            <text:p>tendency_of_specific_humidity_due_to_model_physics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Viscosity Coefficient for Momentum Variables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Diffusivity Coefficient for Temperature Variable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ddy Diffusivity Coefficient for Water Variables</text:p>
          </table:table-cell>
          <table:table-cell table:style-name="ce26" office:value-type="string">
            <text:p>Atmosphere - DynamicalCore?</text:p>
          </table:table-cell>
          <table:table-cell table:style-name="ce34" office:value-type="string">
            <text:p>#NONE AVAILABLE#</text:p>
          </table:table-cell>
          <table:table-cell table:number-columns-repeated="1021"/>
        </table:table-row>
        <table:table-row table:style-name="ro1" table:number-rows-repeated="646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/11/2009</text:date>, <text:time>17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09-07-15T11:13:31</meta:creation-date>
    <dc:creator>NCAS-Climate</dc:creator>
    <dc:date>2009-11-18T17:30:15</dc:date>
    <meta:document-statistic meta:table-count="3" meta:cell-count="2401" meta:object-count="0"/>
    <meta:generator>OpenOffice.org/3.1$Win32 OpenOffice.org_project/310m19$Build-9420</meta:generator>
  </office:meta>
</office:document-meta>
</file>